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81C51C8BB19EB687.png" manifest:media-type="image/png"/>
  <manifest:file-entry manifest:full-path="Pictures/10000000000002000000020024942BCEC1745813.png" manifest:media-type="image/png"/>
  <manifest:file-entry manifest:full-path="Pictures/1000000000000200000002006F3D80E983696500.png" manifest:media-type="image/png"/>
  <manifest:file-entry manifest:full-path="Pictures/100000000000020000000200501DB77E026DEF0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源暎ラテゴ" svg:font-family="源暎ラテゴ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源暎ラテゴ" fo:font-weight="bold" style:font-name-asian="源暎ラテゴ" style:font-weight-asian="bold" style:font-weight-complex="bold"/>
    </style:style>
    <style:style style:name="T1" style:family="text">
      <style:text-properties style:font-name="源暎ラテゴ" fo:font-size="36pt" fo:font-weight="bold" style:font-name-asian="源暎ラテゴ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508cm" svg:height="11.508cm" svg:x="1.992cm" svg:y="4cm">
          <draw:image xlink:href="Pictures/100000000000020000000200501DB77E026DEF0A.png" xlink:type="simple" xlink:show="embed" xlink:actuate="onLoad" draw:mime-type="image/png">
            <text:p/>
          </draw:image>
        </draw:frame>
        <draw:frame draw:style-name="gr1" draw:text-style-name="P1" draw:layer="layout" svg:width="11.508cm" svg:height="11.508cm" svg:x="13.992cm" svg:y="4cm">
          <draw:image xlink:href="Pictures/1000000000000200000002006F3D80E983696500.png" xlink:type="simple" xlink:show="embed" xlink:actuate="onLoad" draw:mime-type="image/png">
            <text:p/>
          </draw:image>
        </draw:frame>
        <draw:frame draw:style-name="gr1" draw:text-style-name="P1" draw:layer="layout" svg:width="11.508cm" svg:height="11.508cm" svg:x="26cm" svg:y="4cm">
          <draw:image xlink:href="Pictures/10000000000002000000020024942BCEC1745813.png" xlink:type="simple" xlink:show="embed" xlink:actuate="onLoad" draw:mime-type="image/png">
            <text:p/>
          </draw:image>
        </draw:frame>
        <draw:frame draw:style-name="gr1" draw:text-style-name="P1" draw:layer="layout" svg:width="11.508cm" svg:height="11.508cm" svg:x="37.992cm" svg:y="3.992cm">
          <draw:image xlink:href="Pictures/10000000000002000000020081C51C8BB19EB687.png" xlink:type="simple" xlink:show="embed" xlink:actuate="onLoad" draw:mime-type="image/png">
            <text:p/>
          </draw:image>
        </draw:frame>
        <draw:frame draw:style-name="gr2" draw:text-style-name="P2" draw:layer="layout" svg:width="5.582cm" svg:height="1.944cm" svg:x="5.2cm" svg:y="1.956cm">
          <draw:text-box>
            <text:p><text:span text:style-name="T1">入力画像</text:span></text:p>
          </draw:text-box>
        </draw:frame>
        <draw:frame draw:style-name="gr2" draw:text-style-name="P2" draw:layer="layout" svg:width="6.103cm" svg:height="1.944cm" svg:x="16.656cm" svg:y="1.956cm">
          <draw:text-box>
            <text:p><text:span text:style-name="T1">スケール</text:span><text:span text:style-name="T1">1</text:span></text:p>
          </draw:text-box>
        </draw:frame>
        <draw:frame draw:style-name="gr2" draw:text-style-name="P2" draw:layer="layout" svg:width="6.281cm" svg:height="1.944cm" svg:x="28.657cm" svg:y="1.956cm">
          <draw:text-box>
            <text:p><text:span text:style-name="T1">スケール</text:span><text:span text:style-name="T1">2</text:span></text:p>
          </draw:text-box>
        </draw:frame>
        <draw:frame draw:style-name="gr2" draw:text-style-name="P2" draw:layer="layout" svg:width="6.306cm" svg:height="1.944cm" svg:x="40.619cm" svg:y="1.856cm">
          <draw:text-box>
            <text:p><text:span text:style-name="T1">スケール</text:span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源暎ラテゴ" svg:font-family="源暎ラテゴ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31T00:14:20.647683038</meta:creation-date>
    <dc:date>2021-05-31T00:25:52.038670745</dc:date>
    <meta:editing-duration>PT11M29S</meta:editing-duration>
    <meta:editing-cycles>6</meta:editing-cycles>
    <meta:generator>LibreOffice/7.0.4.2$MacOSX_X86_64 LibreOffice_project/dcf040e67528d9187c66b2379df5ea4407429775</meta:generator>
    <meta:document-statistic meta:object-count="8"/>
  </office:meta>
</office:document-meta>
</file>